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paceManager.setCandidate(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SpaceManager.popRtfSpaceSplit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SpaceManager.getLastInlin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Manager.popInline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paceManager.pushRtfSpaceSplitter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SpaceManager.stopUpdatingSpaceBef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SpaceManager.RtfSpa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SpaceManager.pushInlineAttributes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